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6df" officeooo:paragraph-rsid="001846df"/>
    </style:style>
    <style:style style:name="P2" style:family="paragraph" style:parent-style-name="Standard">
      <style:text-properties fo:font-weight="bold" officeooo:rsid="001846df" officeooo:paragraph-rsid="001846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46df" officeooo:paragraph-rsid="001846d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474d"/>
    </style:style>
    <style:style style:name="T3" style:family="text">
      <style:text-properties officeooo:rsid="001a6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c</text:p>
      <text:p text:style-name="P1"/>
      <text:p text:style-name="P1"><text:span text:style-name="T1">pipes</text:span> tuberia bidireccional</text:p>
      <text:p text:style-name="P1"/>
      <text:p text:style-name="P1">cola de mensaje (<text:span text:style-name="T1">mq</text:span>)</text:p>
      <text:p text:style-name="P1"/>
      <text:p text:style-name="P2">sh men</text:p>
      <text:p text:style-name="P1"/>
      <text:p text:style-name="P1"><text:span text:style-name="T1">socket</text:span>: es POSIX, existió para comunicar procesos no relacionados dentro de una misma computadora, <text:span text:style-name="T2">luego fue mejorada esta</text:span> API <text:s/><text:span text:style-name="T2">y </text:span>me permite desde un programa interactuar con la red (del modelo OSI), la implementamos con llamadas al sistema. </text:p>
      <text:p text:style-name="P1"><text:tab/><text:span text:style-name="T2">Primer argumento, familia de protocolo, ej ipv4</text:span></text:p>
      <text:p text:style-name="P1"><text:tab/><text:span text:style-name="T2">segundo ‘’ </text:span></text:p>
      <text:p text:style-name="P1"/>
      <text:p text:style-name="P1"><text:tab/><text:span text:style-name="T3">es un int, este descriptor nos permite hacer read y write sobre el soc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8:57:03.779908438</meta:creation-date>
    <dc:date>2018-08-14T12:01:17.745874278</dc:date>
    <meta:editing-duration>PT2H13M42S</meta:editing-duration>
    <meta:editing-cycles>1</meta:editing-cycles>
    <meta:document-statistic meta:table-count="0" meta:image-count="0" meta:object-count="0" meta:page-count="1" meta:paragraph-count="8" meta:word-count="71" meta:character-count="433" meta:non-whitespace-character-count="364"/>
    <meta:generator>LibreOffice/6.0.3.2$Linux_X86_64 LibreOffice_project/00m0$Build-2</meta:generator>
  </office:meta>
</office:document-meta>
</file>